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71pt"/>
    </style:style>
    <style:style style:name="co3" style:family="table-column">
      <style:table-column-properties fo:break-before="auto" style:column-width="116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69.12pt" svg:height="447.99pt" svg:x="314.02pt" svg:y="3pt">
            <loext:p draw:notify-on-update-of-ranges="Sheet1.A1:Sheet1.A1 Sheet1.A2:Sheet1.A14 Sheet1.B1:Sheet1.B1 Sheet1.B2:Sheet1.B14 Sheet1.C1:Sheet1.C1 Sheet1.C2:Sheet1.C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edicted Hours Remaining</text:p>
          </table:table-cell>
          <table:table-cell office:value-type="string" calcext:value-type="string">
            <text:p>Actual Hours Remaining</text:p>
          </table:table-cell>
        </table:table-row>
        <table:table-row table:style-name="ro1">
          <table:table-cell office:value-type="date" office:date-value="2017-06-20" calcext:value-type="date">
            <text:p>06/20/17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7-06-21" calcext:value-type="date">
            <text:p>06/21/17</text:p>
          </table:table-cell>
          <table:table-cell table:formula="of:=[.B2]-3.33" office:value-type="float" office:value="36.67" calcext:value-type="float">
            <text:p>36.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7-06-22" calcext:value-type="date">
            <text:p>06/22/17</text:p>
          </table:table-cell>
          <table:table-cell table:formula="of:=[.B3]-3.33" office:value-type="float" office:value="33.34" calcext:value-type="float">
            <text:p>33.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7-06-23" calcext:value-type="date">
            <text:p>06/23/17</text:p>
          </table:table-cell>
          <table:table-cell table:formula="of:=[.B4]-3.33" office:value-type="float" office:value="30.01" calcext:value-type="float">
            <text:p>30.0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7-06-24" calcext:value-type="date">
            <text:p>06/24/17</text:p>
          </table:table-cell>
          <table:table-cell table:formula="of:=[.B5]-3.33" office:value-type="float" office:value="26.68" calcext:value-type="float">
            <text:p>26.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7-06-25" calcext:value-type="date">
            <text:p>06/25/17</text:p>
          </table:table-cell>
          <table:table-cell table:formula="of:=[.B6]-3.33" office:value-type="float" office:value="23.35" calcext:value-type="float">
            <text:p>23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7-06-26" calcext:value-type="date">
            <text:p>06/26/17</text:p>
          </table:table-cell>
          <table:table-cell table:formula="of:=[.B7]-3.33" office:value-type="float" office:value="20.02" calcext:value-type="float">
            <text:p>20.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7-06-27" calcext:value-type="date">
            <text:p>06/27/17</text:p>
          </table:table-cell>
          <table:table-cell table:formula="of:=[.B8]-3.33" office:value-type="float" office:value="16.69" calcext:value-type="float">
            <text:p>16.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7-06-28" calcext:value-type="date">
            <text:p>06/28/17</text:p>
          </table:table-cell>
          <table:table-cell table:formula="of:=[.B9]-3.33" office:value-type="float" office:value="13.36" calcext:value-type="float">
            <text:p>13.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6-29" calcext:value-type="date">
            <text:p>06/29/17</text:p>
          </table:table-cell>
          <table:table-cell table:formula="of:=[.B10]-3.33" office:value-type="float" office:value="10.03" calcext:value-type="float">
            <text:p>10.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7-06-30" calcext:value-type="date">
            <text:p>06/30/17</text:p>
          </table:table-cell>
          <table:table-cell table:formula="of:=[.B11]-3.33" office:value-type="float" office:value="6.70000000000001" calcext:value-type="float">
            <text:p>6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7-07-01" calcext:value-type="date">
            <text:p>07/01/17</text:p>
          </table:table-cell>
          <table:table-cell table:formula="of:=[.B12]-3.33" office:value-type="float" office:value="3.37000000000001" calcext:value-type="float">
            <text:p>3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7-02" calcext:value-type="date">
            <text:p>07/02/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15:15:57.947792358</meta:creation-date>
    <dc:date>2017-06-29T15:38:17.462040126</dc:date>
    <meta:editing-duration>PT44S</meta:editing-duration>
    <meta:editing-cycles>1</meta:editing-cycles>
    <meta:document-statistic meta:table-count="1" meta:cell-count="4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134cm" svg:height="15.805cm" xlink:href=".." xlink:type="simple" chart:class="chart:line" chart:style-name="ch1">
        <chart:title svg:x="10.798cm" svg:y="0.452cm" chart:style-name="ch2">
          <text:p>Burndown Chart for Team 3</text:p>
        </chart:title>
        <chart:legend chart:legend-position="end" svg:x="21.61cm" svg:y="7.354cm" style:legend-expansion="high" chart:style-name="ch3"/>
        <chart:plot-area chart:style-name="ch4" table:cell-range-address="Sheet1.A1:Sheet1.C14" chart:data-source-has-labels="both" svg:x="1.553cm" svg:y="1.547cm" svg:width="19.515cm" svg:height="12.961cm">
          <chartooo:coordinate-region svg:x="2.174cm" svg:y="1.746cm" svg:width="18.894cm" svg:height="12.115cm"/>
          <chart:axis chart:dimension="x" chart:name="primary-x" chart:style-name="ch5" chartooo:axis-type="auto">
            <chartooo:date-scale/>
            <chart:title svg:x="10.909cm" svg:y="14.824cm" chart:style-name="ch6">
              <text:p>Date</text:p>
            </chart:title>
            <chart:categories table:cell-range-address="Sheet1.A2:Sheet1.A14"/>
          </chart:axis>
          <chart:axis chart:dimension="y" chart:name="primary-y" chart:style-name="ch7">
            <chart:title svg:x="0.451cm" svg:y="9.288cm" chart:style-name="ch8">
              <text:p>Time Left (hours)</text:p>
            </chart:title>
            <chart:grid chart:style-name="ch9" chart:class="major"/>
          </chart:axis>
          <chart:series chart:style-name="ch10" chart:values-cell-range-address="Sheet1.B2:Sheet1.B14" chart:label-cell-address="Sheet1.B1:Sheet1.B1" chart:class="chart:line">
            <chart:data-point chart:repeated="13"/>
          </chart:series>
          <chart:series chart:style-name="ch11" chart:values-cell-range-address="Sheet1.C2:Sheet1.C14" chart:label-cell-address="Sheet1.C1:Sheet1.C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 Hours Remaining</text:p>
                <draw:g>
                  <svg:desc>Sheet1.B1:Sheet1.B1</svg:desc>
                </draw:g>
              </table:table-cell>
              <table:table-cell office:value-type="string">
                <text:p>Actual Hours Remaining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2:Sheet1.A14</svg:desc>
                </draw:g>
              </table:table-cell>
              <table:table-cell office:value-type="float" office:value="40">
                <text:p>40</text:p>
                <draw:g>
                  <svg:desc>Sheet1.B2:Sheet1.B14</svg:desc>
                </draw:g>
              </table:table-cell>
              <table:table-cell office:value-type="float" office:value="40">
                <text:p>40</text:p>
                <draw:g>
                  <svg:desc>Sheet1.C2:Sheet1.C14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36.67">
                <text:p>36.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33.34">
                <text:p>33.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30.01">
                <text:p>30.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26.68">
                <text:p>26.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23.35">
                <text:p>23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0.02">
                <text:p>20.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16.69">
                <text:p>16.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13.36">
                <text:p>13.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10.03">
                <text:p>10.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6.70000000000001">
                <text:p>6.7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3.37000000000001">
                <text:p>3.37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